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945cm" table:align="left"/>
    </style:style>
    <style:style style:name="Table1.A" style:family="table-column">
      <style:table-column-properties style:column-width="4.122cm"/>
    </style:style>
    <style:style style:name="Table1.B" style:family="table-column">
      <style:table-column-properties style:column-width="2.496cm"/>
    </style:style>
    <style:style style:name="Table1.C" style:family="table-column">
      <style:table-column-properties style:column-width="2.605cm"/>
    </style:style>
    <style:style style:name="Table1.D" style:family="table-column">
      <style:table-column-properties style:column-width="1.722cm"/>
    </style:style>
    <style:style style:name="Table1.A1" style:family="table-cell">
      <style:table-cell-properties style:vertical-align="middle" fo:padding-left="0cm" fo:padding-right="0.049cm" fo:padding-top="0cm" fo:padding-bottom="0.049cm" fo:border-left="none" fo:border-right="0.5pt solid #000000" fo:border-top="none" fo:border-bottom="0.5pt solid #000000"/>
    </style:style>
    <style:style style:name="Table1.D1" style:family="table-cell">
      <style:table-cell-properties style:vertical-align="middle" fo:padding-left="0cm" fo:padding-right="0cm" fo:padding-top="0cm" fo:padding-bottom="0.049cm" fo:border-left="none" fo:border-right="none" fo:border-top="none" fo:border-bottom="0.5pt solid #000000"/>
    </style:style>
    <style:style style:name="Table1.A7" style:family="table-cell">
      <style:table-cell-properties style:vertical-align="middle" fo:padding-left="0cm" fo:padding-right="0.049cm" fo:padding-top="0cm" fo:padding-bottom="0cm" fo:border-left="none" fo:border-right="0.5pt solid #000000" fo:border-top="none" fo:border-bottom="none"/>
    </style:style>
    <style:style style:name="Table1.D7"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Standard">
      <style:paragraph-properties fo:break-before="page"/>
      <style:text-properties officeooo:paragraph-rsid="0028af76"/>
    </style:style>
    <style:style style:name="P3" style:family="paragraph" style:parent-style-name="Preformatted_20_Text">
      <style:paragraph-properties fo:margin-top="0cm" fo:margin-bottom="0.499cm" loext:contextual-spacing="false"/>
    </style:style>
    <style:style style:name="P4" style:family="paragraph" style:parent-style-name="Table_20_Contents">
      <style:paragraph-properties fo:margin-top="0cm" fo:margin-bottom="0.499cm" loext:contextual-spacing="false"/>
      <style:text-properties officeooo:paragraph-rsid="0028af76"/>
    </style:style>
    <style:style style:name="P5" style:family="paragraph" style:parent-style-name="Table_20_Heading">
      <style:paragraph-properties fo:margin-top="0cm" fo:margin-bottom="0.499cm" loext:contextual-spacing="false"/>
      <style:text-properties officeooo:paragraph-rsid="0028af76"/>
    </style:style>
    <style:style style:name="P6" style:family="paragraph" style:parent-style-name="Standard">
      <style:text-properties officeooo:paragraph-rsid="0028af76"/>
    </style:style>
    <style:style style:name="P7" style:family="paragraph" style:parent-style-name="Text_20_body">
      <style:text-properties officeooo:paragraph-rsid="0028af76"/>
    </style:style>
    <style:style style:name="P8" style:family="paragraph" style:parent-style-name="Heading_20_3">
      <style:text-properties officeooo:rsid="004d45f0" officeooo:paragraph-rsid="004d45f0"/>
    </style:style>
    <style:style style:name="P9" style:family="paragraph" style:parent-style-name="Heading_20_3">
      <style:text-properties officeooo:rsid="005aae8f" officeooo:paragraph-rsid="005aae8f"/>
    </style:style>
    <style:style style:name="P10" style:family="paragraph" style:parent-style-name="Heading_20_4">
      <style:text-properties officeooo:rsid="004d45f0" officeooo:paragraph-rsid="004d45f0"/>
    </style:style>
    <style:style style:name="P11" style:family="paragraph" style:parent-style-name="Preformatted_20_Text">
      <style:text-properties officeooo:rsid="005aae8f" officeooo:paragraph-rsid="005aae8f"/>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style:font-name="Liberation Serif" fo:font-size="12pt" officeooo:rsid="006b5786" officeooo:paragraph-rsid="006b5786" style:font-size-asian="10.5pt" style:font-size-complex="12pt"/>
    </style:style>
    <style:style style:name="P14" style:family="paragraph" style:parent-style-name="Standard">
      <style:text-properties officeooo:rsid="004d45f0" officeooo:paragraph-rsid="004d45f0"/>
    </style:style>
    <style:style style:name="P15" style:family="paragraph" style:parent-style-name="Standard">
      <style:text-properties style:font-name="Liberation Mono" officeooo:rsid="004d45f0" officeooo:paragraph-rsid="004d45f0"/>
    </style:style>
    <style:style style:name="P16" style:family="paragraph" style:parent-style-name="Standard">
      <style:text-properties style:font-name="Liberation Mono" officeooo:rsid="005aae8f" officeooo:paragraph-rsid="005aae8f"/>
    </style:style>
    <style:style style:name="P17" style:family="paragraph" style:parent-style-name="Standard">
      <style:text-properties officeooo:rsid="005aae8f" officeooo:paragraph-rsid="005aae8f"/>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officeooo:rsid="004d45f0" officeooo:paragraph-rsid="004d45f0"/>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text-properties officeooo:rsid="005aae8f" officeooo:paragraph-rsid="005aae8f"/>
    </style:style>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1">
      <style:paragraph-properties fo:margin-top="0cm" fo:margin-bottom="0cm" loext:contextual-spacing="false"/>
      <style:text-properties officeooo:paragraph-rsid="001e0ce4"/>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paragraph-properties fo:margin-top="0cm" fo:margin-bottom="0.499cm" loext:contextual-spacing="false"/>
      <style:text-properties officeooo:paragraph-rsid="0067787e"/>
    </style:style>
    <style:style style:name="P44" style:family="paragraph" style:parent-style-name="Text_20_body">
      <style:paragraph-properties fo:margin-top="0cm" fo:margin-bottom="0.499cm" loext:contextual-spacing="false"/>
      <style:text-properties style:font-name="Liberation Serif" fo:font-size="12pt" style:font-size-asian="10.5pt" style:font-size-complex="12pt"/>
    </style:style>
    <style:style style:name="P45" style:family="paragraph" style:parent-style-name="Text_20_body">
      <style:paragraph-properties fo:margin-top="0cm" fo:margin-bottom="0.499cm" loext:contextual-spacing="false"/>
      <style:text-properties style:font-name="Liberation Serif" fo:font-size="12pt" officeooo:rsid="006b5786" officeooo:paragraph-rsid="006b5786" style:font-size-asian="10.5pt" style:font-size-complex="12pt"/>
    </style:style>
    <style:style style:name="T1" style:family="text">
      <style:text-properties officeooo:rsid="001b12da"/>
    </style:style>
    <style:style style:name="T2" style:family="text">
      <style:text-properties officeooo:rsid="001cc386"/>
    </style:style>
    <style:style style:name="T3" style:family="text">
      <style:text-properties fo:language="en" fo:country="US"/>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style:font-name="Liberation Serif"/>
    </style:style>
    <style:style style:name="T7" style:family="text">
      <style:text-properties style:font-name="Liberation Serif" fo:font-size="11pt" style:font-size-asian="9.60000038146973pt" style:font-size-complex="11pt"/>
    </style:style>
    <style:style style:name="T8" style:family="text">
      <style:text-properties style:font-name="Liberation Serif" fo:font-size="11pt" officeooo:rsid="0067787e" style:font-size-asian="9.60000038146973pt" style:font-size-complex="11pt"/>
    </style:style>
    <style:style style:name="T9" style:family="text">
      <style:text-properties style:font-name="Liberation Serif" fo:font-size="11pt" officeooo:rsid="005aae8f" style:font-size-asian="9.60000038146973pt" style:font-size-complex="11pt"/>
    </style:style>
    <style:style style:name="T10" style:family="text">
      <style:text-properties style:font-name="Liberation Serif" fo:font-size="11pt" fo:font-weight="normal" officeooo:rsid="005aae8f" style:font-size-asian="9.60000038146973pt" style:font-weight-asian="normal" style:font-size-complex="11pt" style:font-weight-complex="normal"/>
    </style:style>
    <style:style style:name="T11" style:family="text">
      <style:text-properties style:font-name="Liberation Serif" fo:font-size="11pt" fo:font-weight="normal" officeooo:rsid="005aae8f" style:font-size-asian="11pt" style:font-weight-asian="normal" style:font-size-complex="11pt" style:font-weight-complex="normal"/>
    </style:style>
    <style:style style:name="T12" style:family="text">
      <style:text-properties style:font-name="Liberation Serif" fo:font-weight="normal" officeooo:rsid="005aae8f" style:font-weight-asian="normal" style:font-weight-complex="normal"/>
    </style:style>
    <style:style style:name="T13" style:family="text">
      <style:text-properties style:font-name="Liberation Serif" fo:font-size="12pt" fo:font-weight="normal" officeooo:rsid="005aae8f" style:font-size-asian="12pt" style:font-weight-asian="normal" style:font-size-complex="12pt" style:font-weight-complex="normal"/>
    </style:style>
    <style:style style:name="T14" style:family="text">
      <style:text-properties fo:font-size="11pt" style:font-size-asian="9.60000038146973pt" style:font-size-complex="11pt"/>
    </style:style>
    <style:style style:name="T15" style:family="text">
      <style:text-properties fo:font-size="11pt" fo:font-weight="normal" officeooo:rsid="005aae8f" style:font-size-asian="9.60000038146973pt" style:font-weight-asian="normal" style:font-size-complex="11pt" style:font-weight-complex="normal"/>
    </style:style>
    <style:style style:name="T16" style:family="text">
      <style:text-properties fo:font-size="11pt" fo:font-weight="normal" officeooo:rsid="005aae8f" style:font-size-asian="11pt" style:font-weight-asian="normal" style:font-size-complex="11pt" style:font-weight-complex="normal"/>
    </style:style>
    <style:style style:name="T17" style:family="text">
      <style:text-properties fo:font-weight="normal" officeooo:rsid="005aae8f" style:font-weight-asian="normal" style:font-weight-complex="normal"/>
    </style:style>
    <style:style style:name="T18" style:family="text">
      <style:text-properties fo:font-size="12pt" fo:font-weight="normal" officeooo:rsid="005aae8f"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re are many possible implementations of <text:span text:style-name="Source_20_Text">init</text:span>. <text:span text:style-name="T1">Th</text:span>e three main ones: BusyBox <text:span text:style-name="Source_20_Text">init</text:span>, System V <text:span text:style-name="Source_20_Text">init</text:span>, and <text:span text:style-name="Source_20_Text">systemd</text:span>. </text:p>
      <text:p text:style-name="Standard"/>
      <text:p text:style-name="Text_20_body"><text:span text:style-name="T2">B</text:span>ootstrap code seeks to find a root filesystem, either <text:span text:style-name="Source_20_Text">initramfs</text:span> or a filesystem specified by <text:span text:style-name="Source_20_Text">root=</text:span> on the kernel command line, and then to execute a program which, by default, is <text:span text:style-name="Source_20_Text">/init</text:span> for <text:span text:style-name="Source_20_Text">initramfs</text:span> and <text:span text:style-name="Source_20_Text">/sbin/init</text:span> for a regular filesystem. The <text:span text:style-name="Source_20_Text">init</text:span> program has <text:span text:style-name="Source_20_Text">root</text:span> privilege, and since it is the first process to run, it has a process ID (<text:span text:style-name="Source_20_Text">PID</text:span>) of <text:span text:style-name="Source_20_Text">1</text:span>. If, for some reason, <text:span text:style-name="Source_20_Text">init</text:span> cannot be started, the kernel will panic.</text:p>
      <text:p text:style-name="Text_20_body">The <text:span text:style-name="Source_20_Text">init</text:span> program is the ancestor of all other processes.</text:p>
      <text:p text:style-name="Standard">The job of the <text:span text:style-name="Source_20_Text">init</text:span> program is to take control of the system and set it running. It maybe as simple as a <text:span text:style-name="Source_20_Text">shell</text:span> command running a shell script but, in the majority of cases, you will be using a dedicated <text:span text:style-name="Source_20_Text">init</text:span> daemon.</text:p>
      <text:p text:style-name="Standard"/>
      <text:p text:style-name="Text_20_body">The tasks it has to perform are as follows:</text:p>
      <text:list xml:id="list4196431065" text:style-name="L1">
        <text:list-item>
          <text:p text:style-name="P31">At boot, it starts daemon programs and configures system parameters and the other things needed to get the system into a working state.</text:p>
        </text:list-item>
        <text:list-item>
          <text:p text:style-name="P31">Optionally, it launches a login daemon, such as <text:span text:style-name="Source_20_Text">getty</text:span>, on Terminals that allow a login shell.</text:p>
        </text:list-item>
        <text:list-item>
          <text:p text:style-name="P31">It adopts processes that become orphaned as a result of their immediate parent terminating and there being no other processes in the thread group.</text:p>
        </text:list-item>
        <text:list-item>
          <text:p text:style-name="P32">It responds to any of the <text:span text:style-name="Source_20_Text">init</text:span>'s immediate children terminating by catching the signal <text:span text:style-name="Source_20_Text">SIGCHLD</text:span> and collecting the return value to prevent them becoming zombie processes. </text:p>
        </text:list-item>
        <text:list-item>
          <text:p text:style-name="P32">Optionally, it restarts those daemons that have terminated.</text:p>
        </text:list-item>
        <text:list-item>
          <text:p text:style-name="P18">It handles the system shutdown.</text:p>
        </text:list-item>
      </text:list>
      <text:p text:style-name="Standard"/>
      <text:p text:style-name="Text_20_body">The three <text:span text:style-name="Source_20_Text">init</text:span> programs that you are most likely to encounter in embedded devices are BusyBox <text:span text:style-name="Source_20_Text">init</text:span>, System V <text:span text:style-name="Source_20_Text">init</text:span>, and <text:span text:style-name="Source_20_Text">systemd</text:span>. Buildroot has options to build all three with the <text:span text:style-name="Source_20_Text">init</text:span> BusyBox as the default. The Yocto Project allows you to choose between the System V called <text:span text:style-name="Source_20_Text">init</text:span> and <text:span text:style-name="Source_20_Text">systemd</text:span> with System <text:span text:style-name="Source_20_Text">V init</text:span> as the default.</text:p>
      <text:p text:style-name="Standard"/>
      <text:p text:style-name="Standard"/>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text:span text:style-name="Strong_20_Emphasis">Metric</text:span></text:p>
            </table:table-cell>
            <table:table-cell table:style-name="Table1.A1" office:value-type="string">
              <text:p text:style-name="P5"><text:span text:style-name="Strong_20_Emphasis">BusyBox init</text:span></text:p>
            </table:table-cell>
            <table:table-cell table:style-name="Table1.A1" office:value-type="string">
              <text:p text:style-name="P5"><text:span text:style-name="Strong_20_Emphasis">System V init</text:span></text:p>
            </table:table-cell>
            <table:table-cell table:style-name="Table1.D1" office:value-type="string">
              <text:p text:style-name="P5"><text:span text:style-name="Strong_20_Emphasis">systemd</text:span></text:p>
            </table:table-cell>
          </table:table-row>
        </table:table-header-rows>
        <table:table-row>
          <table:table-cell table:style-name="Table1.A1" office:value-type="string">
            <text:p text:style-name="P4">Complexity</text:p>
          </table:table-cell>
          <table:table-cell table:style-name="Table1.A1" office:value-type="string">
            <text:p text:style-name="P4">Low</text:p>
          </table:table-cell>
          <table:table-cell table:style-name="Table1.A1" office:value-type="string">
            <text:p text:style-name="P4">Medium</text:p>
          </table:table-cell>
          <table:table-cell table:style-name="Table1.D1" office:value-type="string">
            <text:p text:style-name="P4">High</text:p>
          </table:table-cell>
        </table:table-row>
        <table:table-row>
          <table:table-cell table:style-name="Table1.A1" office:value-type="string">
            <text:p text:style-name="P4">Boot-up speed</text:p>
          </table:table-cell>
          <table:table-cell table:style-name="Table1.A1" office:value-type="string">
            <text:p text:style-name="P4">Fast</text:p>
          </table:table-cell>
          <table:table-cell table:style-name="Table1.A1" office:value-type="string">
            <text:p text:style-name="P4">Slow</text:p>
          </table:table-cell>
          <table:table-cell table:style-name="Table1.D1" office:value-type="string">
            <text:p text:style-name="P4">Medium</text:p>
          </table:table-cell>
        </table:table-row>
        <table:table-row>
          <table:table-cell table:style-name="Table1.A1" office:value-type="string">
            <text:p text:style-name="P4">Required shell</text:p>
          </table:table-cell>
          <table:table-cell table:style-name="Table1.A1" office:value-type="string">
            <text:p text:style-name="P4">ash</text:p>
          </table:table-cell>
          <table:table-cell table:style-name="Table1.A1" office:value-type="string">
            <text:p text:style-name="P4">ash or bash</text:p>
          </table:table-cell>
          <table:table-cell table:style-name="Table1.D1" office:value-type="string">
            <text:p text:style-name="P4">None</text:p>
          </table:table-cell>
        </table:table-row>
        <table:table-row>
          <table:table-cell table:style-name="Table1.A1" office:value-type="string">
            <text:p text:style-name="P4">Number of executables</text:p>
          </table:table-cell>
          <table:table-cell table:style-name="Table1.A1" office:value-type="string">
            <text:p text:style-name="P4">0</text:p>
          </table:table-cell>
          <table:table-cell table:style-name="Table1.A1" office:value-type="string">
            <text:p text:style-name="P4">4</text:p>
          </table:table-cell>
          <table:table-cell table:style-name="Table1.D1" office:value-type="string">
            <text:p text:style-name="P4">50(*)</text:p>
          </table:table-cell>
        </table:table-row>
        <table:table-row>
          <table:table-cell table:style-name="Table1.A1" office:value-type="string">
            <text:p text:style-name="P4">libc</text:p>
          </table:table-cell>
          <table:table-cell table:style-name="Table1.A1" office:value-type="string">
            <text:p text:style-name="P4">Any</text:p>
          </table:table-cell>
          <table:table-cell table:style-name="Table1.A1" office:value-type="string">
            <text:p text:style-name="P4">Any</text:p>
          </table:table-cell>
          <table:table-cell table:style-name="Table1.D1" office:value-type="string">
            <text:p text:style-name="P4">glibc</text:p>
          </table:table-cell>
        </table:table-row>
        <table:table-row>
          <table:table-cell table:style-name="Table1.A7" office:value-type="string">
            <text:p text:style-name="P4">Size (MiB)</text:p>
          </table:table-cell>
          <table:table-cell table:style-name="Table1.A7" office:value-type="string">
            <text:p text:style-name="P4">0</text:p>
          </table:table-cell>
          <table:table-cell table:style-name="Table1.A7" office:value-type="string">
            <text:p text:style-name="P4">1</text:p>
          </table:table-cell>
          <table:table-cell table:style-name="Table1.D7" office:value-type="string">
            <text:p text:style-name="P4">34(*)</text:p>
          </table:table-cell>
        </table:table-row>
      </table:table>
      <text:p text:style-name="P7">(*) Based on the Buildroot configuration of <text:span text:style-name="Source_20_Text">systemd</text:span>.</text:p>
      <text:p text:style-name="P6"/>
      <text:p text:style-name="P6"/>
      <text:p text:style-name="P6"/>
      <text:p text:style-name="P6"/>
      <text:h text:style-name="P1" text:outline-level="2">BusyBox init</text:h>
      <text:p text:style-name="Standard"/>
      <text:p text:style-name="Text_20_body">BusyBox has a minimal <text:span text:style-name="Source_20_Text">init</text:span> program that uses a configuration file, <text:span text:style-name="Source_20_Text">/etc/inittab</text:span>, to define rules to start programs at boot up and to stop them at shutdown. Usually, the actual work is done by shell scripts, which, by convention, are placed in the <text:span text:style-name="Source_20_Text">/etc/init.d</text:span> directory.</text:p>
      <text:p text:style-name="Text_20_body"><text:span text:style-name="Source_20_Text">init</text:span> begins by reading <text:span text:style-name="Source_20_Text">/etc/inittab</text:span>. This contains a list of programs to run, one per line, with this format:</text:p>
      <text:p text:style-name="P3"><text:span text:style-name="Source_20_Text">&lt;id&gt;::&lt;action&gt;:&lt;program&gt;</text:span></text:p>
      <text:p text:style-name="Text_20_body">The role of these parameter is as follows:</text:p>
      <text:list xml:id="list3387937275" text:style-name="L2">
        <text:list-item>
          <text:p text:style-name="P33"><text:span text:style-name="Source_20_Text">id</text:span>: This is the controlling Terminal for the command</text:p>
        </text:list-item>
        <text:list-item>
          <text:p text:style-name="P33"><text:span text:style-name="Source_20_Text">action</text:span>: This is the conditions to run this command, as shown in the following paragraph</text:p>
        </text:list-item>
        <text:list-item>
          <text:p text:style-name="P19"><text:span text:style-name="Source_20_Text">program</text:span>: This is the program to run</text:p>
        </text:list-item>
      </text:list>
      <text:p text:style-name="Text_20_body">The actions are as follows:</text:p>
      <text:list xml:id="list3984143497" text:style-name="L3">
        <text:list-item>
          <text:p text:style-name="P34"><text:span text:style-name="Source_20_Text">sysinit</text:span>: Runs the program when <text:span text:style-name="Source_20_Text">init</text:span> starts before any of the other types of actions.</text:p>
        </text:list-item>
        <text:list-item>
          <text:p text:style-name="P34"><text:span text:style-name="Source_20_Text">respawn</text:span>: Runs the program and restarts it if it terminates. It is typically used to run a program as a daemon.</text:p>
        </text:list-item>
        <text:list-item>
          <text:p text:style-name="P34"><text:span text:style-name="Source_20_Text">askfirst</text:span>: This is the same as <text:span text:style-name="Source_20_Text">respawn</text:span>, but it prints the message <text:span text:style-name="Emphasis">Please press Enter to activate this console</text:span> to the console, and it runs the program after <text:span text:style-name="Emphasis"><text:span text:style-name="Strong_20_Emphasis">Enter</text:span></text:span> has been pressed. It is used to start an interactive shell on a Terminal without prompting for a username or password.</text:p>
        </text:list-item>
        <text:list-item>
          <text:p text:style-name="P34"><text:span text:style-name="Source_20_Text">once</text:span>: Runs the program once but does not attempt to restart it if it terminates.</text:p>
        </text:list-item>
        <text:list-item>
          <text:p text:style-name="P34"><text:span text:style-name="Source_20_Text">wait</text:span>: Runs the program and waits for it to complete.</text:p>
        </text:list-item>
        <text:list-item>
          <text:p text:style-name="P34"><text:span text:style-name="Source_20_Text">restart</text:span>: Runs the program when <text:span text:style-name="Source_20_Text">init</text:span> receives the signal <text:span text:style-name="Source_20_Text">SIGHUP</text:span>, indicating that it should reload the <text:span text:style-name="Source_20_Text">inittab</text:span> file.</text:p>
        </text:list-item>
        <text:list-item>
          <text:p text:style-name="P34"><text:span text:style-name="Source_20_Text">ctrlaltdel</text:span>: Runs the program when <text:span text:style-name="Source_20_Text">init</text:span> receives the signal, <text:span text:style-name="Source_20_Text">SIGINT</text:span>, usually as a result of pressing <text:span text:style-name="Strong_20_Emphasis"><text:span text:style-name="Emphasis">Ctrl</text:span></text:span> + <text:span text:style-name="Strong_20_Emphasis"><text:span text:style-name="Emphasis">Alt</text:span></text:span> + <text:span text:style-name="Emphasis"><text:span text:style-name="Strong_20_Emphasis">Del</text:span></text:span> on the console.</text:p>
        </text:list-item>
        <text:list-item>
          <text:p text:style-name="P20"><text:span text:style-name="Source_20_Text">shutdown</text:span>: Runs the program when <text:span text:style-name="Source_20_Text">init</text:span> shuts down.</text:p>
        </text:list-item>
      </text:list>
      <text:p text:style-name="Standard"/>
      <text:p text:style-name="Text_20_body">Here is a small example that mounts <text:span text:style-name="Source_20_Text">proc</text:span> and <text:span text:style-name="Source_20_Text">sysfs</text:span> and runs a shell on a serial interface:</text:p>
      <text:p text:style-name="Preformatted_20_Text"><text:span text:style-name="Source_20_Text">null::sysinit:/bin/mount -t proc proc /proc </text:span></text:p>
      <text:p text:style-name="Preformatted_20_Text"><text:span text:style-name="Source_20_Text">null::sysinit:/bin/mount -t sysfs sysfs /sys </text:span></text:p>
      <text:p text:style-name="P3"><text:span text:style-name="Source_20_Text">console::askfirst:-/bin/sh </text:span></text:p>
      <text:p text:style-name="Standard">Buildroot has two scripts in <text:span text:style-name="Source_20_Text">/etc/init.d/</text:span> named <text:span text:style-name="Source_20_Text">rcS</text:span> and <text:span text:style-name="Source_20_Text">rcK</text:span>. The first one runs at boot up and iterates over all the scripts in <text:span text:style-name="Source_20_Text">/etc/init.d/</text:span> with names that begin with a capital <text:span text:style-name="Source_20_Text">S</text:span> followed by two digits, and runs them in numerical order. These are the start scripts. The <text:span text:style-name="Source_20_Text">rcK</text:span> script is run at shutdown and iterates over all the scripts beginning with a capital <text:span text:style-name="Source_20_Text">K</text:span> followed by two digits, and runs them in numerical order. These are the kill scripts.</text:p>
      <text:h text:style-name="P1" text:outline-level="2">System V init</text:h>
      <text:p text:style-name="Standard"/>
      <text:p text:style-name="Text_20_body">Compared to the BusyBox <text:span text:style-name="Source_20_Text">init</text:span>, System V <text:span text:style-name="Source_20_Text">init</text:span> has two advantages. Firstly, the boot scripts are written in a well-known, modular format, making it easy to add new packages at build time or runtime. Secondly, it has the concept of <text:span text:style-name="Strong_20_Emphasis">runlevels</text:span>, which allow a collection of programs to be started or stopped in one go when switching from one runlevel to another.</text:p>
      <text:p text:style-name="Text_20_body">There are 8 runlevels numbered from 0 to 6, plus S:</text:p>
      <text:list xml:id="list2687837688" text:style-name="L4">
        <text:list-item>
          <text:p text:style-name="P35"><text:span text:style-name="Source_20_Text">S</text:span>: Runs startup tasks</text:p>
        </text:list-item>
        <text:list-item>
          <text:p text:style-name="P35"><text:span text:style-name="Source_20_Text">0</text:span>: Halts the system</text:p>
        </text:list-item>
        <text:list-item>
          <text:p text:style-name="P35"><text:span text:style-name="Source_20_Text">1</text:span> to <text:span text:style-name="Source_20_Text">5</text:span>: Available for general use</text:p>
        </text:list-item>
        <text:list-item>
          <text:p text:style-name="P21"><text:span text:style-name="Source_20_Text">6</text:span>: Reboots the system</text:p>
        </text:list-item>
      </text:list>
      <text:p text:style-name="Text_20_body">Levels 1 to 5 can be used as you please. On the desktop Linux distributions, they are conventionally assigned as follows:</text:p>
      <text:list xml:id="list3196400178" text:style-name="L5">
        <text:list-item>
          <text:p text:style-name="P36"><text:span text:style-name="Source_20_Text">1</text:span>: Single user</text:p>
        </text:list-item>
        <text:list-item>
          <text:p text:style-name="P36"><text:span text:style-name="Source_20_Text">2</text:span>: Multi-user with no network configuration</text:p>
        </text:list-item>
        <text:list-item>
          <text:p text:style-name="P36"><text:span text:style-name="Source_20_Text">3</text:span>: Multi-user with network configuration</text:p>
        </text:list-item>
        <text:list-item>
          <text:p text:style-name="P36"><text:span text:style-name="Source_20_Text">4</text:span>: Not used</text:p>
        </text:list-item>
        <text:list-item>
          <text:p text:style-name="P22"><text:span text:style-name="Source_20_Text">5</text:span>: Multi-user with graphical login</text:p>
        </text:list-item>
      </text:list>
      <text:p text:style-name="Text_20_body">The <text:span text:style-name="Source_20_Text">init</text:span> program starts the default <text:span text:style-name="Source_20_Text">runlevel</text:span> given by the <text:span text:style-name="Source_20_Text">initdefault</text:span> line in <text:span text:style-name="Source_20_Text">/etc/inittab</text:span>. You can change the runlevel at runtime using the command <text:span text:style-name="Source_20_Text">telinit [runlevel]</text:span>, which sends a message to <text:span text:style-name="Source_20_Text">init</text:span>. You can find the current runlevel and the previous one using the <text:span text:style-name="Source_20_Text">runlevel</text:span> command. </text:p>
      <text:p text:style-name="Text_20_body">The <text:span text:style-name="Source_20_Text">halt</text:span> and <text:span text:style-name="Source_20_Text">reboot</text:span> commands switch to runlevels called <text:span text:style-name="Source_20_Text">0</text:span> and <text:span text:style-name="Source_20_Text">6</text:span> respectively. You can override the default runlevel by giving a different one on the kernel command line as a single digit from <text:span text:style-name="Source_20_Text">0</text:span> to <text:span text:style-name="Source_20_Text">6</text:span>. For example, to force the runlevel to be single user, you would append <text:span text:style-name="Source_20_Text">1</text:span> to the kernel command line, and it would look something like this:</text:p>
      <text:p text:style-name="P3"><text:span text:style-name="Source_20_Text">console=ttyAMA0 root=/dev/mmcblk1p2 </text:span><text:span text:style-name="Source_20_Text"><text:span text:style-name="Strong_20_Emphasis">1 <text:s/></text:span></text:span></text:p>
      <text:p text:style-name="Text_20_body">Each runlevel has a number of scripts that stop things, called <text:span text:style-name="Source_20_Text">kill</text:span> scripts, and another group that start things, the <text:span text:style-name="Source_20_Text">start</text:span> scripts. When entering a new runlevel, <text:span text:style-name="Source_20_Text">init</text:span> first runs the <text:span text:style-name="Source_20_Text">kill</text:span> scripts in the new level, and then the <text:span text:style-name="Source_20_Text">start</text:span> scripts in the new level. Daemons that are currently running and which have neither a <text:span text:style-name="Source_20_Text">start</text:span> script nor a <text:span text:style-name="Source_20_Text">kill</text:span> script in the new runlevel are sent a <text:span text:style-name="Source_20_Text">SIGTERM</text:span> signal. In other words, the default action on the switching runlevel is to terminate daemons unless told to do otherwise.</text:p>
      <text:p text:style-name="Text_20_body"/>
      <text:h text:style-name="Heading_20_3" text:outline-level="3">inittab</text:h>
      <text:p text:style-name="Text_20_body">The <text:span text:style-name="Source_20_Text">init</text:span> program begins by reading <text:span text:style-name="Source_20_Text">/etc/inttab</text:span>, which contains entries that define what happens at each runlevel. </text:p>
      <text:p text:style-name="Text_20_body"><text:soft-page-break/>The format of each line in <text:span text:style-name="Source_20_Text">inittab</text:span> is as follows:</text:p>
      <text:p text:style-name="P3"><text:span text:style-name="Source_20_Text">id:runlevels:action:process</text:span></text:p>
      <text:p text:style-name="Text_20_body">The fields are shown here:</text:p>
      <text:list xml:id="list52522289" text:style-name="L6">
        <text:list-item>
          <text:p text:style-name="P37"><text:span text:style-name="Source_20_Text">id</text:span>: A unique identifier of up to four characters.</text:p>
        </text:list-item>
        <text:list-item>
          <text:p text:style-name="P37"><text:span text:style-name="Source_20_Text">runlevels</text:span>: The runlevels for which this entry should be executed. This was left blank in the BusyBox <text:span text:style-name="Source_20_Text">inittab</text:span></text:p>
        </text:list-item>
        <text:list-item>
          <text:p text:style-name="P37"><text:span text:style-name="Source_20_Text">action</text:span>: One of the keywords given in the following paragraph.</text:p>
        </text:list-item>
        <text:list-item>
          <text:p text:style-name="P23"><text:span text:style-name="Source_20_Text">process</text:span>: The command to run.</text:p>
        </text:list-item>
      </text:list>
      <text:p text:style-name="Text_20_body">The actions are the same as for BusyBox <text:span text:style-name="Source_20_Text">init</text:span>: <text:span text:style-name="Source_20_Text">sysinit</text:span>, <text:span text:style-name="Source_20_Text">respawn</text:span>, <text:span text:style-name="Source_20_Text">once</text:span>, <text:span text:style-name="Source_20_Text">wait</text:span>, <text:span text:style-name="Source_20_Text">restart</text:span>, <text:span text:style-name="Source_20_Text">ctrlaltdel</text:span>, and <text:span text:style-name="Source_20_Text">shutdown</text:span>. However, System V <text:span text:style-name="Source_20_Text">init</text:span> does not have <text:span text:style-name="Source_20_Text">askfirst</text:span>, which is specific to BusyBox.</text:p>
      <text:p text:style-name="Text_20_body"/>
      <text:p text:style-name="Text_20_body">Toward the end of <text:span text:style-name="Source_20_Text">inittab</text:span>, there is an entry that runs a <text:span text:style-name="Source_20_Text">getty</text:span> daemon to generate a login prompt on <text:span text:style-name="Source_20_Text">/dev/ttyAMA0</text:span> when entering runlevels <text:span text:style-name="Source_20_Text">1</text:span> through to <text:span text:style-name="Source_20_Text">5</text:span>, thereby allowing you to log on and get an interactive shell:</text:p>
      <text:p text:style-name="P3"><text:span text:style-name="Source_20_Text">AMA0:12345:respawn:/sbin/getty 115200 ttyAMA0 </text:span></text:p>
      <text:p text:style-name="Text_20_body">Desktop Linux distributions usually spawn six <text:span text:style-name="Source_20_Text">getty</text:span> daemons on virtual Terminals 1 to 6, which you can select with the key combination <text:span text:style-name="Emphasis"><text:span text:style-name="Strong_20_Emphasis">Ctrl</text:span></text:span> + <text:span text:style-name="Emphasis"><text:span text:style-name="Strong_20_Emphasis">Alt</text:span></text:span> + <text:span text:style-name="Emphasis"><text:span text:style-name="Strong_20_Emphasis">F1</text:span></text:span> through <text:span text:style-name="Emphasis"><text:span text:style-name="Strong_20_Emphasis">CTRL</text:span></text:span> + <text:span text:style-name="Emphasis"><text:span text:style-name="Strong_20_Emphasis">Alt</text:span></text:span> + <text:span text:style-name="Emphasis"><text:span text:style-name="Strong_20_Emphasis">F6</text:span></text:span>, with virtual Terminal 7 reserved for the graphical screen. Virtual Terminals are seldom used on embedded devices.</text:p>
      <text:p text:style-name="Text_20_body">The <text:span text:style-name="Source_20_Text">/etc/init.d/rcS</text:span> script that is run by the <text:span text:style-name="Source_20_Text">sysinit</text:span> entry does little more than enter the runlevel, <text:span text:style-name="Source_20_Text">S</text:span>:</text:p>
      <text:p text:style-name="Preformatted_20_Text"><text:span text:style-name="Source_20_Text">#!/bin/sh </text:span></text:p>
      <text:p text:style-name="Preformatted_20_Text"><text:span text:style-name="Source_20_Text">[...] </text:span></text:p>
      <text:p text:style-name="P3"><text:span text:style-name="Source_20_Text">exec /etc/init.d/rc S </text:span></text:p>
      <text:p text:style-name="Text_20_body">Hence, the first runlevel entered is <text:span text:style-name="Source_20_Text">S</text:span>, followed by the default <text:span text:style-name="Source_20_Text">runlevel</text:span> of <text:span text:style-name="Source_20_Text">5</text:span>. Note that runlevel <text:span text:style-name="Source_20_Text">S</text:span> is not recorded and is never displayed as a prior runlevel by the <text:span text:style-name="Source_20_Text">runlevel</text:span> command.</text:p>
      <text:p text:style-name="Text_20_body"/>
      <text:h text:style-name="Heading_20_3" text:outline-level="3">The init.d scripts</text:h>
      <text:p text:style-name="Text_20_body">Each component that needs to respond to a runlevel change has a script in <text:span text:style-name="Source_20_Text">/etc/init.d</text:span> to perform the change. The script should expect two parameters: <text:span text:style-name="Source_20_Text">start</text:span> and <text:span text:style-name="Source_20_Text">stop</text:span>. </text:p>
      <text:p text:style-name="Text_20_body">The runlevel handling script, <text:span text:style-name="Source_20_Text">/etc/init.d/rc</text:span>, takes the runlevel it is switching to as a parameter. For each runlevel, there is a directory named <text:span text:style-name="Source_20_Text">rc&lt;runlevel&gt;.d</text:span>:</text:p>
      <text:p text:style-name="Preformatted_20_Text"><text:span text:style-name="Strong_20_Emphasis"># ls -d /etc/rc*</text:span></text:p>
      <text:p text:style-name="Preformatted_20_Text"><text:span text:style-name="Source_20_Text">/etc/rc0.d <text:s/>/etc/rc2.d <text:s/>/etc/rc4.d <text:s/>/etc/rc6.d </text:span></text:p>
      <text:p text:style-name="P3"><text:span text:style-name="Source_20_Text">/etc/rc1.d <text:s/>/etc/rc3.d <text:s/>/etc/rc5.d <text:s/>/etc/rcS.d </text:span></text:p>
      <text:p text:style-name="Text_20_body"><text:soft-page-break/>There you will find a set of scripts beginning with a capital <text:span text:style-name="Source_20_Text">S</text:span> followed by two digits, and you may also find scripts beginning with a capital <text:span text:style-name="Source_20_Text">K</text:span>. These are the <text:span text:style-name="Source_20_Text">start</text:span> and <text:span text:style-name="Source_20_Text">kill</text:span> scripts. Here is an example of the scripts for runlevel 5:</text:p>
      <text:p text:style-name="Preformatted_20_Text"><text:span text:style-name="Strong_20_Emphasis"># ls /etc/rc5.d</text:span></text:p>
      <text:p text:style-name="Preformatted_20_Text"><text:span text:style-name="Source_20_Text">S01networking <text:s text:c="2"/>S20hwclock.sh <text:s text:c="2"/>S99rmnologin.sh S99stop-bootlogd </text:span></text:p>
      <text:p text:style-name="P3"><text:span text:style-name="Source_20_Text">S15mountnfs.sh <text:s/>S20syslog </text:span></text:p>
      <text:p text:style-name="Text_20_body">These are in fact symbolic links back to the appropriate script in <text:span text:style-name="Source_20_Text">init.d</text:span>. The <text:span text:style-name="Source_20_Text">rc</text:span> script runs all the scripts beginning with a <text:span text:style-name="Source_20_Text">K</text:span> first, adding the <text:span text:style-name="Source_20_Text">stop</text:span> parameter , and then runs those beginning with an <text:span text:style-name="Source_20_Text">S</text:span> adding the <text:span text:style-name="Source_20_Text">start</text:span> parameter . Once again, the two digit code is there to impart the order in which the scripts should run.</text:p>
      <text:p text:style-name="Text_20_body"/>
      <text:p text:style-name="Text_20_body">Imagine that you have a program named <text:span text:style-name="Source_20_Text">simpleserver</text:span> ,To make <text:span text:style-name="Source_20_Text">simpleserver</text:span> operational, copy the script to the target directory called <text:span text:style-name="Source_20_Text">/etc/init.d/simpleserver</text:span> and make it executable. Then, add links from each of the runlevels that you want to run this program from; in this case, only the default <text:span text:style-name="Source_20_Text">runlevel</text:span>, <text:span text:style-name="Source_20_Text">5</text:span>:</text:p>
      <text:p text:style-name="Preformatted_20_Text"><text:span text:style-name="Strong_20_Emphasis"># cd /etc/init.d/rc5.d </text:span></text:p>
      <text:p text:style-name="P3"><text:span text:style-name="Strong_20_Emphasis"># ln -s ../init.d/simpleserver S99simpleserver </text:span></text:p>
      <text:p text:style-name="Text_20_body">The number <text:span text:style-name="Source_20_Text">99</text:span> means that this will be one of the last programs to be started. Bear in mind that there maybe other links beginning <text:span text:style-name="Source_20_Text">S99</text:span>, in which case the <text:span text:style-name="Source_20_Text">rc</text:span> script will just run them in lexical order.</text:p>
      <text:p text:style-name="Text_20_body">It is rare in embedded devices to have to worry too much about shutdown operations, but if there is something that needs to be done, add <text:span text:style-name="Source_20_Text">kill</text:span> links to levels <text:span text:style-name="Source_20_Text">0</text:span> and <text:span text:style-name="Source_20_Text">6</text:span>:</text:p>
      <text:p text:style-name="Preformatted_20_Text"><text:span text:style-name="Strong_20_Emphasis"><text:span text:style-name="T3"># cd /etc/init.d/rc0.d</text:span></text:span></text:p>
      <text:p text:style-name="Preformatted_20_Text"><text:span text:style-name="Strong_20_Emphasis"><text:span text:style-name="T3"># ln -s ../init.d/simpleserver K01simpleserver</text:span></text:span></text:p>
      <text:p text:style-name="Preformatted_20_Text"><text:span text:style-name="Strong_20_Emphasis"><text:span text:style-name="T3"># cd /etc/init.d/rc6.d</text:span></text:span></text:p>
      <text:p text:style-name="P3"><text:span text:style-name="Strong_20_Emphasis"><text:span text:style-name="T3"># ln -s ../init.d/simpleserver K01simpleserver</text:span></text:span></text:p>
      <text:h text:style-name="Heading_20_3" text:outline-level="3">Starting and stopping services</text:h>
      <text:p text:style-name="Text_20_body">You can interact with the scripts in <text:span text:style-name="Source_20_Text">/etc/init.d</text:span> by calling them directly. Here is an example using the <text:span text:style-name="Source_20_Text">syslog</text:span> script, which controls the <text:span text:style-name="Source_20_Text">syslogd</text:span> and <text:span text:style-name="Source_20_Text">klogd</text:span> daemons:</text:p>
      <text:p text:style-name="Preformatted_20_Text"><text:span text:style-name="Strong_20_Emphasis"># /etc/init.d/syslog --help</text:span></text:p>
      <text:p text:style-name="Preformatted_20_Text"><text:span text:style-name="Source_20_Text">Usage: syslog { start | stop | restart } </text:span></text:p>
      <text:p text:style-name="Preformatted_20_Text"/>
      <text:p text:style-name="Preformatted_20_Text"><text:span text:style-name="Strong_20_Emphasis"># /etc/init.d/syslog stop</text:span></text:p>
      <text:p text:style-name="Preformatted_20_Text"><text:span text:style-name="Source_20_Text">Stopping syslogd/klogd: stopped syslogd (pid 198) </text:span></text:p>
      <text:p text:style-name="Preformatted_20_Text"><text:span text:style-name="Source_20_Text">stopped klogd (pid 201) </text:span></text:p>
      <text:p text:style-name="Preformatted_20_Text"><text:span text:style-name="Source_20_Text">done </text:span></text:p>
      <text:p text:style-name="Preformatted_20_Text"/>
      <text:p text:style-name="Preformatted_20_Text"><text:span text:style-name="Strong_20_Emphasis"># /etc/init.d/syslog start</text:span></text:p>
      <text:p text:style-name="P3"><text:span text:style-name="Source_20_Text">Starting syslogd/klogd: done</text:span></text:p>
      <text:p text:style-name="Text_20_body">All scripts implement <text:span text:style-name="Source_20_Text">start</text:span> and <text:span text:style-name="Source_20_Text">stop</text:span>, and they should also implement <text:span text:style-name="Source_20_Text">help</text:span>. Some implement <text:span text:style-name="Source_20_Text">status</text:span> as well, which will tell you whether the service is running or not. Mainstream distributions <text:soft-page-break/>that still use System V <text:span text:style-name="Source_20_Text">init</text:span> have a command named <text:span text:style-name="Source_20_Text">service</text:span> to start and stop services, which hide the details of calling the scripts directly.</text:p>
      <text:p text:style-name="Text_20_body"/>
      <text:p text:style-name="Text_20_body"><text:span text:style-name="Source_20_Text">start-stop-daemon</text:span> is a helper function that makes it easier to manipulate background processes such as this. It originally came from the Debian installer package, <text:span text:style-name="Source_20_Text">dpkg</text:span>, but most embedded systems use the one from BusyBox. It starts the daemon with the <text:span text:style-name="Source_20_Text">-S</text:span> parameter, making sure that there is never more than one instance running at any one time. To stop a daemon, you use the <text:span text:style-name="Source_20_Text">-K</text:span> parameter, which causes it to send a signal, <text:span text:style-name="Source_20_Text">SIGTERM</text:span> by default, to indicate to the daemon that it is time to terminate.</text:p>
      <text:p text:style-name="Standard"/>
      <text:p text:style-name="Standard">do_start()</text:p>
      <text:p text:style-name="Standard">{</text:p>
      <text:p text:style-name="Standard"><text:s text:c="8"/># Return</text:p>
      <text:p text:style-name="Standard"><text:s text:c="8"/># <text:s text:c="2"/>0 if daemon has been started</text:p>
      <text:p text:style-name="Standard"><text:s text:c="8"/># <text:s text:c="2"/>1 if daemon was already running</text:p>
      <text:p text:style-name="Standard"><text:s text:c="8"/># <text:s text:c="2"/>other if daemon could not be started or a failure occured</text:p>
      <text:p text:style-name="Standard"><text:s text:c="8"/>start-stop-daemon --start --quiet --pidfile $PIDFILE --exec $DAEMON -- $RSYSLOGD_OPTIONS</text:p>
      <text:p text:style-name="Standard">}</text:p>
      <text:p text:style-name="Standard"/>
      <text:p text:style-name="Standard">do_stop()</text:p>
      <text:p text:style-name="Standard">{</text:p>
      <text:p text:style-name="Standard"><text:s text:c="8"/># Return</text:p>
      <text:p text:style-name="Standard"><text:s text:c="8"/># <text:s text:c="2"/>0 if daemon has been stopped</text:p>
      <text:p text:style-name="Standard"><text:s text:c="8"/># <text:s text:c="2"/>1 if daemon was already stopped</text:p>
      <text:p text:style-name="Standard"><text:s text:c="8"/># <text:s text:c="2"/>other if daemon could not be stopped or a failure occurred</text:p>
      <text:p text:style-name="Standard"><text:s text:c="8"/>start-stop-daemon --stop --quiet --retry=TERM/30/KILL/5 --pidfile $PIDFILE --exec $DAEMON</text:p>
      <text:p text:style-name="Standard">}</text:p>
      <text:p text:style-name="Standard"/>
      <text:h text:style-name="P1" text:outline-level="2">systemd</text:h>
      <text:p text:style-name="Text_20_body"><text:span text:style-name="Source_20_Text">systemd</text:span>, <text:a xlink:type="simple" xlink:href="https://www.freedesktop.org/wiki/Software/systemd/" office:target-frame-name="_blank" xlink:show="new" text:style-name="Internet_20_link" text:visited-style-name="Visited_20_Internet_20_Link">https://www.freedesktop.org/wiki/Software/systemd/</text:a>, defines itself as a <text:span text:style-name="Emphasis">system and service manager</text:span>. </text:p>
      <text:p text:style-name="Standard">an integrated set of tools for managing a Linux system based around an <text:span text:style-name="Source_20_Text">init</text:span> daemon. It also includes device management (<text:span text:style-name="Source_20_Text">udev</text:span>) and logging, among other things. </text:p>
      <text:p text:style-name="Standard"/>
      <text:p text:style-name="Text_20_body"/>
      <text:list xml:id="list2522325594" text:style-name="L7">
        <text:list-item>
          <text:p text:style-name="P38">The configuration is simpler and more logical (once you understand it). Rather than the sometimes convoluted shell scripts of System V <text:span text:style-name="Source_20_Text">init</text:span>, systemd has <text:span text:style-name="T4">unit configuration files,</text:span> which are written in a well-defined format.</text:p>
        </text:list-item>
        <text:list-item>
          <text:p text:style-name="P38">There are explicit dependencies between services rather than a two digit code that merely sets the sequence in which the scripts are run.</text:p>
        </text:list-item>
        <text:list-item>
          <text:p text:style-name="P38">It is easy to set the permissions and resource limits for each service, which is important for the security.</text:p>
        </text:list-item>
        <text:list-item>
          <text:p text:style-name="P38">It can monitor services and restart them if needed.</text:p>
        </text:list-item>
        <text:list-item>
          <text:p text:style-name="P38">There are watchdogs for each service and for <text:span text:style-name="Source_20_Text">systemd</text:span> itself.</text:p>
        </text:list-item>
        <text:list-item>
          <text:p text:style-name="P24">Services are started in parallel, potentially reducing boot time.</text:p>
        </text:list-item>
      </text:list>
      <text:p text:style-name="Standard"/>
      <text:p text:style-name="Standard"/>
      <text:p text:style-name="Standard">Buildroot uses BusyBox <text:span text:style-name="Source_20_Text">init</text:span> by default. You can select <text:span text:style-name="Source_20_Text">systemd</text:span> though menuconfig by looking in the menu <text:span text:style-name="Strong_20_Emphasis">System configuration -&gt; Init system</text:span>. You will also have to configure the toolchain to use <text:span text:style-name="Source_20_Text">glibc</text:span> for the C-library, since systemd does not support <text:span text:style-name="Source_20_Text">uClibc-ng</text:span> or <text:span text:style-name="Source_20_Text">musl libc</text:span>. </text:p>
      <text:p text:style-name="Standard"/>
      <text:p text:style-name="Standard"/>
      <text:list xml:id="list771908957" text:style-name="L8">
        <text:list-item>
          <text:p text:style-name="P39"><text:span text:style-name="Strong_20_Emphasis">Unit</text:span>, which is a configuration file that describes a target, a service, and several other things. Units are text files that contain properties and values.</text:p>
        </text:list-item>
        <text:list-item>
          <text:p text:style-name="P39"><text:span text:style-name="Strong_20_Emphasis">Service</text:span>, which is a daemon that can be started and stopped, very much like a System V <text:span text:style-name="Source_20_Text">init</text:span> service.</text:p>
        </text:list-item>
        <text:list-item>
          <text:p text:style-name="P25"><text:span text:style-name="Strong_20_Emphasis">Target</text:span>, which is a group of services, similar to, but more general than, a System V <text:span text:style-name="Source_20_Text">init</text:span> runlevel. There is a default target which is the group of services that are started at boot time.</text:p>
        </text:list-item>
      </text:list>
      <text:p text:style-name="Text_20_body">You can change states and find out what is going on using the <text:span text:style-name="Source_20_Text">systemctl</text:span> command.</text:p>
      <text:p text:style-name="Text_20_body"/>
      <text:h text:style-name="Heading_20_4" text:outline-level="4">Units</text:h>
      <text:p text:style-name="Text_20_body">The basic item of configuration is the unit file. Unit files are found in three different places:</text:p>
      <text:list xml:id="list267686701" text:style-name="L9">
        <text:list-item>
          <text:p text:style-name="P40"><text:span text:style-name="Source_20_Text">/etc/systemd/system</text:span>: Local configuration</text:p>
        </text:list-item>
        <text:list-item>
          <text:p text:style-name="P40"><text:span text:style-name="Source_20_Text">/run/systemd/system</text:span>: Runtime configuration</text:p>
        </text:list-item>
        <text:list-item>
          <text:p text:style-name="P26"><text:span text:style-name="Source_20_Text">/lib/systemd/system</text:span>: Distribution-wide configuration</text:p>
        </text:list-item>
      </text:list>
      <text:p text:style-name="Text_20_body">When looking for a unit, <text:span text:style-name="Source_20_Text">systemd</text:span> searches the directories in that order, stopping as soon as it finds a match, and allowing you to override the behavior of a distribution-wide unit by placing a <text:soft-page-break/>unit of the same name in <text:span text:style-name="Source_20_Text">/etc/systemd/system</text:span>. You can disable a unit completely by creating a local file that is empty or linked to <text:span text:style-name="Source_20_Text">/dev/null</text:span>.</text:p>
      <text:p text:style-name="Standard">All unit files begin with a section marked <text:span text:style-name="Source_20_Text">[Unit]</text:span>, which contains basic information and dependencies. </text:p>
      <text:p text:style-name="Standard"/>
      <text:p text:style-name="P14">Eg:</text:p>
      <text:p text:style-name="P15">[Unit]</text:p>
      <text:p text:style-name="P15">Description=Bluetooth service</text:p>
      <text:p text:style-name="P15">Documentation=man:bluetoothd(8)</text:p>
      <text:p text:style-name="P15">ConditionPathIsDirectory=/sys/class/bluetooth</text:p>
      <text:p text:style-name="P14"/>
      <text:p text:style-name="P15">[Unit]</text:p>
      <text:p text:style-name="P15">Description=D-Bus System Message Bus</text:p>
      <text:p text:style-name="P15">Documentation=man:dbus-daemon(1)</text:p>
      <text:p text:style-name="P15">Requires=dbus.socket</text:p>
      <text:p text:style-name="P15"># we don't properly stop D-Bus (see ExecStop=), thus disallow restart</text:p>
      <text:p text:style-name="P15">RefuseManualStart=yes</text:p>
      <text:p text:style-name="P14"/>
      <text:p text:style-name="P27">In addition to the description and a reference to the documentation, there is a dependency on the <text:span text:style-name="Source_20_Text">dbus.socket</text:span> unit expressed through the <text:span text:style-name="Source_20_Text">Requires</text:span> keyword. This tells <text:span text:style-name="Source_20_Text">systemd</text:span> to create a local socket when the D-Bus service is started.</text:p>
      <text:p text:style-name="P14"/>
      <text:p text:style-name="P27">Dependencies in the <text:span text:style-name="Emphasis">Unit</text:span> section are expressed though the keywords <text:span text:style-name="Source_20_Text">Requires</text:span>, <text:span text:style-name="Source_20_Text">Wants</text:span>, and <text:span text:style-name="Source_20_Text">Conflicts</text:span>:</text:p>
      <text:list xml:id="list3381872862" text:style-name="L10">
        <text:list-item>
          <text:p text:style-name="P41"><text:span text:style-name="Source_20_Text">Requires</text:span>: This is a list of units that this unit depends on, which are started when this unit is started</text:p>
        </text:list-item>
        <text:list-item>
          <text:p text:style-name="P41"><text:span text:style-name="Source_20_Text">Wants</text:span>: This is a weaker form of <text:span text:style-name="Source_20_Text">Requires</text:span>; the units listed are started but the current unit is not stopped if any of them fail</text:p>
        </text:list-item>
        <text:list-item>
          <text:p text:style-name="P28"><text:span text:style-name="Source_20_Text">Conflicts</text:span>: This is a negative dependency; the units listed are stopped when this one is started and, conversely, if one of them is started, this one is stopped</text:p>
        </text:list-item>
      </text:list>
      <text:p text:style-name="P14"/>
      <text:p text:style-name="P14">These three keywords define <text:span text:style-name="Strong_20_Emphasis">outgoing dependencies</text:span>. They are used mostly to create dependencies between targets. There is another sort of dependency called an <text:span text:style-name="Strong_20_Emphasis">incoming dependency</text:span>, which is used to create a link between a <text:span text:style-name="Emphasis">service</text:span> and a <text:span text:style-name="Emphasis">target</text:span>. In other words, outgoing dependencies are used to create the list of targets that need to be started as the system goes from one state to another, and incoming dependencies are used to determine the services that should be started or stopped in any particular state. Incoming dependencies are created by the <text:span text:style-name="Strong_20_Emphasis">WantedBy</text:span> keyword.</text:p>
      <text:p text:style-name="P14"/>
      <text:p text:style-name="P27">Processing the dependencies produces a list of units that should be started or stopped. The keywords <text:span text:style-name="Strong_20_Emphasis">Before</text:span> and <text:span text:style-name="Strong_20_Emphasis">After</text:span> determine the order in which they are started. The order of stopping is just the reverse of the start order:</text:p>
      <text:list xml:id="list3853322220" text:style-name="L11">
        <text:list-item>
          <text:p text:style-name="P42"><text:span text:style-name="Strong_20_Emphasis">Before</text:span>: This unit should be started before the units listed</text:p>
        </text:list-item>
        <text:list-item>
          <text:p text:style-name="P29"><text:span text:style-name="Strong_20_Emphasis">After</text:span>: This unit should be started after the units listed</text:p>
        </text:list-item>
      </text:list>
      <text:p text:style-name="Text_20_body">In the following example, the <text:span text:style-name="Source_20_Text">After</text:span> directive makes sure that the web server is started after the network:</text:p>
      <text:p text:style-name="Preformatted_20_Text"><text:soft-page-break/><text:span text:style-name="Source_20_Text">[Unit] </text:span></text:p>
      <text:p text:style-name="Preformatted_20_Text"><text:span text:style-name="Source_20_Text">Description=Lighttpd Web Server </text:span></text:p>
      <text:p text:style-name="P3"><text:span text:style-name="Source_20_Text">After=network.target </text:span></text:p>
      <text:p text:style-name="P14"/>
      <text:h text:style-name="P10" text:outline-level="4">Services</text:h>
      <text:p text:style-name="Text_20_body">A service is a daemon that can be started and stopped, equivalent to a System V <text:span text:style-name="Source_20_Text">init</text:span> service. A service is a type of unit file with a name ending in <text:span text:style-name="Source_20_Text">.service</text:span>, for example, <text:span text:style-name="Source_20_Text">lighttpd.service</text:span>.</text:p>
      <text:p text:style-name="Text_20_body">A service unit has a <text:span text:style-name="Source_20_Text">[Service]</text:span> section that describes how it should be run. Here is the relevant section from <text:span text:style-name="Source_20_Text">lighttpd.service</text:span>:</text:p>
      <text:p text:style-name="Preformatted_20_Text"><text:span text:style-name="Source_20_Text">[Service] </text:span></text:p>
      <text:p text:style-name="Preformatted_20_Text"><text:span text:style-name="Source_20_Text">ExecStart=/usr/sbin/lighttpd -f /etc/lighttpd/lighttpd.conf -D </text:span></text:p>
      <text:p text:style-name="P3"><text:span text:style-name="Source_20_Text">ExecReload=/bin/kill -HUP $MAINPID </text:span></text:p>
      <text:p text:style-name="Text_20_body">These are the commands to run when starting the service and restarting it. </text:p>
      <text:p text:style-name="P14"/>
      <text:h text:style-name="P10" text:outline-level="4">Targets</text:h>
      <text:p text:style-name="Text_20_body">A target is another type of unit, which groups services (or other types of unit). It is a type of unit that only has dependencies. Targets have names ending in <text:span text:style-name="Source_20_Text">.target</text:span>, for example, <text:span text:style-name="Source_20_Text">multi-user.target</text:span>. A target is a desired state, which performs the same role as System V <text:span text:style-name="Source_20_Text">init</text:span> runlevels. For example, this is the complete unit for <text:span text:style-name="Source_20_Text">muti-user.target</text:span>:</text:p>
      <text:p text:style-name="Preformatted_20_Text"><text:span text:style-name="Source_20_Text">[Unit]</text:span></text:p>
      <text:p text:style-name="Preformatted_20_Text"><text:span text:style-name="Source_20_Text">Description=Multi-User System</text:span></text:p>
      <text:p text:style-name="Preformatted_20_Text"><text:span text:style-name="Source_20_Text">Documentation=man:systemd.special(7)</text:span></text:p>
      <text:p text:style-name="Preformatted_20_Text"><text:span text:style-name="Source_20_Text">Requires=basic.target</text:span></text:p>
      <text:p text:style-name="Preformatted_20_Text"><text:span text:style-name="Source_20_Text">Conflicts=rescue.service rescue.target</text:span></text:p>
      <text:p text:style-name="Preformatted_20_Text"><text:span text:style-name="Source_20_Text">After=basic.target rescue.service rescue.target</text:span></text:p>
      <text:p text:style-name="P3"><text:span text:style-name="Source_20_Text">AllowIsolate=yes</text:span></text:p>
      <text:p text:style-name="P27">This says that the basic target must be started before the multi-user target. It also says that since it conflicts with the rescue target, starting the rescue target will cause the multi-user target to be stopped first.</text:p>
      <text:p text:style-name="P14"/>
      <text:p text:style-name="P14"/>
      <text:p text:style-name="P14"/>
      <text:h text:style-name="P8" text:outline-level="3">How systemd boots the system</text:h>
      <text:p text:style-name="P27"><text:span text:style-name="Source_20_Text">systemd</text:span> is run by the kernel as a result of <text:span text:style-name="Source_20_Text">/sbin/init</text:span> being symbolically linked to <text:span text:style-name="Source_20_Text">/lib/systemd/systemd</text:span>. It runs the default target, <text:span text:style-name="Source_20_Text">default.target</text:span>, which is always a link to a desired target such as <text:span text:style-name="Source_20_Text">multi-user.target</text:span> for a text login or <text:span text:style-name="Source_20_Text">graphical.target</text:span> for a graphical environment. For example, if the default target is <text:span text:style-name="Source_20_Text">multi-user.target</text:span>, you will find this symbolic link:</text:p>
      <text:p text:style-name="Preformatted_20_Text"><text:span text:style-name="Source_20_Text">/etc/systemd/system/default.target -&gt; </text:span></text:p>
      <text:p text:style-name="P3"><text:span text:style-name="Source_20_Text"><text:s text:c="4"/>/lib/systemd/system/multi-user.target</text:span></text:p>
      <text:p text:style-name="Text_20_body"><text:soft-page-break/>The default target maybe overridden by passing <text:span text:style-name="Source_20_Text">system.unit=&lt;new target&gt;</text:span> on the kernel command line. </text:p>
      <text:p text:style-name="P17">Eg in system:</text:p>
      <text:p text:style-name="P16">[Unit]</text:p>
      <text:p text:style-name="P16">Description=Graphical Interface</text:p>
      <text:p text:style-name="P16">Documentation=man:systemd.special(7)</text:p>
      <text:p text:style-name="P16">Requires=multi-user.target</text:p>
      <text:p text:style-name="P16">Wants=display-manager.service</text:p>
      <text:p text:style-name="P16">Conflicts=rescue.service rescue.target</text:p>
      <text:p text:style-name="P16">After=multi-user.target rescue.service rescue.target display-manager.service</text:p>
      <text:p text:style-name="P16">AllowIsolate=yes</text:p>
      <text:p text:style-name="P17"/>
      <text:p text:style-name="P17"/>
      <text:p text:style-name="P17"/>
      <text:p text:style-name="P30">You can use <text:span text:style-name="Source_20_Text">systemctl</text:span> to find out the default target, as shown here:</text:p>
      <text:p text:style-name="Preformatted_20_Text"><text:span text:style-name="Source_20_Text"><text:span text:style-name="Strong_20_Emphasis"># systemctl get-default</text:span></text:span></text:p>
      <text:p text:style-name="P3"><text:span text:style-name="Source_20_Text">graphical.target </text:span></text:p>
      <text:p text:style-name="Text_20_body">Starting a target such as <text:span text:style-name="Source_20_Text">multi-user.target</text:span> creates a tree of dependencies that bring the system into a working state. In a typical system, <text:span text:style-name="Source_20_Text">multi-user.target</text:span> depends on <text:span text:style-name="Source_20_Text">basic.target</text:span>, which depends on <text:span text:style-name="Source_20_Text">sysinit.target</text:span>, which depends on the services that need to be started early. You can print a graph using <text:span text:style-name="Source_20_Text">systemctl list-dependencies</text:span> .</text:p>
      <text:p text:style-name="P30">You can also list all the services and their current state using:</text:p>
      <text:p text:style-name="P3"><text:span text:style-name="Source_20_Text"><text:span text:style-name="Strong_20_Emphasis"># systemctl list-units --type service</text:span></text:span></text:p>
      <text:p text:style-name="Text_20_body">And the same for targets using:</text:p>
      <text:p text:style-name="P3"><text:span text:style-name="Source_20_Text"><text:span text:style-name="Strong_20_Emphasis"># systemctl list-units --type target</text:span></text:span></text:p>
      <text:p text:style-name="P17"/>
      <text:h text:style-name="P9" text:outline-level="3">Adding your own service</text:h>
      <text:p text:style-name="P17"/>
      <text:p text:style-name="P11"><text:span text:style-name="Source_20_Text">[Unit] </text:span></text:p>
      <text:p text:style-name="Preformatted_20_Text"><text:span text:style-name="Source_20_Text">Description=Simple server </text:span></text:p>
      <text:p text:style-name="Preformatted_20_Text"/>
      <text:p text:style-name="Preformatted_20_Text"><text:span text:style-name="Source_20_Text">[Service] </text:span></text:p>
      <text:p text:style-name="Preformatted_20_Text"><text:span text:style-name="Source_20_Text">Type=forking </text:span></text:p>
      <text:p text:style-name="Preformatted_20_Text"><text:span text:style-name="Source_20_Text">ExecStart=/usr/bin/simpleserver </text:span></text:p>
      <text:p text:style-name="Preformatted_20_Text"/>
      <text:p text:style-name="Preformatted_20_Text"><text:span text:style-name="Source_20_Text">[Install] </text:span></text:p>
      <text:p text:style-name="P3"><text:span text:style-name="Source_20_Text">WantedBy=multi-user.target </text:span></text:p>
      <text:p text:style-name="Text_20_body">The <text:span text:style-name="Source_20_Text">[Unit]</text:span> section only contains a description so that it shows up correctly when listed using <text:span text:style-name="Source_20_Text">systemctl</text:span> and other commands. There are no dependencies; as I said, it is very simple.</text:p>
      <text:p text:style-name="Text_20_body">The <text:span text:style-name="Source_20_Text">[Service]</text:span> section points to the executable and has a flag to indicate that it forks. If it were even simpler and ran in the foreground, systemd would do the daemonizing for us and <text:span text:style-name="Source_20_Text">Type=forking</text:span> would not be needed.</text:p>
      <text:p text:style-name="Text_20_body"><text:soft-page-break/>The <text:span text:style-name="Source_20_Text">[Install]</text:span> section creates an incoming dependency on <text:span text:style-name="Source_20_Text">multi-user.target</text:span> so that our server is started when the system goes into the multi-user mode.</text:p>
      <text:p text:style-name="P30">Once the unit is saved in <text:span text:style-name="Source_20_Text">/etc/systemd/system/simpleserver.service</text:span>, you can start and stop it using the commands: <text:span text:style-name="Source_20_Text">systemctl start simpleserver</text:span> and <text:span text:style-name="Source_20_Text">sytemctl stop simpleserver</text:span>. You can also use <text:span text:style-name="Source_20_Text">systemctl</text:span> to find its current status:</text:p>
      <text:p text:style-name="P3"><text:span text:style-name="Source_20_Text"><text:span text:style-name="Strong_20_Emphasis"># systemctl status simpleserver</text:span></text:span></text:p>
      <text:p text:style-name="P3"><text:span text:style-name="Strong_20_Emphasis"><text:span text:style-name="Source_20_Text"><text:s text:c="2"/>simpleserver.service - Simple server </text:span></text:span></text:p>
      <text:p text:style-name="Preformatted_20_Text"><text:span text:style-name="Source_20_Text"><text:s text:c="2"/>Loaded: loaded (/etc/systemd/system/simpleserver.service; </text:span></text:p>
      <text:p text:style-name="Preformatted_20_Text"><text:span text:style-name="Source_20_Text"><text:s text:c="3"/>disabled) <text:s/>Active: active (running) since Thu 1970-01-01 02:20:50 UTC; 8s </text:span></text:p>
      <text:p text:style-name="Preformatted_20_Text"><text:span text:style-name="Source_20_Text"><text:s text:c="3"/>ago </text:span></text:p>
      <text:p text:style-name="Preformatted_20_Text"><text:span text:style-name="Source_20_Text"><text:s text:c="2"/>Main PID: 180 (simpleserver) </text:span></text:p>
      <text:p text:style-name="Preformatted_20_Text"><text:span text:style-name="Source_20_Text"><text:s text:c="2"/>CGroup: /system.slice/simpleserver.service </text:span></text:p>
      <text:p text:style-name="Preformatted_20_Text"><text:span text:style-name="Source_20_Text"><text:s text:c="11"/>└─180 /usr/bin/simpleserver -n </text:span></text:p>
      <text:p text:style-name="Preformatted_20_Text"/>
      <text:p text:style-name="P3"><text:span text:style-name="Source_20_Text">Jan 01 02:20:50 qemuarm systemd[1]: Started Simple server. </text:span></text:p>
      <text:p text:style-name="P3"><text:span text:style-name="Strong_20_Emphasis"><text:span text:style-name="T6"/></text:span></text:p>
      <text:p text:style-name="P43"><text:span text:style-name="Strong_20_Emphasis"><text:span text:style-name="T13">To make it persistent, you need to add a permanent dependency to a target. This is the purpose of the </text:span></text:span><text:span text:style-name="Strong_20_Emphasis"><text:span text:style-name="Source_20_Text"><text:span text:style-name="T18">[Install]</text:span></text:span></text:span><text:span text:style-name="Strong_20_Emphasis"><text:span text:style-name="T13"> section in the unit; it says that when this service is enabled it will become dependent on </text:span></text:span><text:span text:style-name="Strong_20_Emphasis"><text:span text:style-name="Source_20_Text"><text:span text:style-name="T18">multi-user.target</text:span></text:span></text:span><text:span text:style-name="Strong_20_Emphasis"><text:span text:style-name="T13">, and so will be started at boot time. You enable it using </text:span></text:span><text:span text:style-name="Strong_20_Emphasis"><text:span text:style-name="Source_20_Text"><text:span text:style-name="T18">systemctl enable</text:span></text:span></text:span><text:span text:style-name="Strong_20_Emphasis"><text:span text:style-name="T13">, like this:</text:span></text:span></text:p>
      <text:p text:style-name="Preformatted_20_Text"><text:span text:style-name="Source_20_Text"><text:span text:style-name="Strong_20_Emphasis"># systemctl enable simpleserver</text:span></text:span></text:p>
      <text:p text:style-name="Preformatted_20_Text"><text:span text:style-name="Source_20_Text">Created symlink from /etc/systemd/system/multi-</text:span></text:p>
      <text:p text:style-name="Preformatted_20_Text"><text:span text:style-name="Source_20_Text">user.target.wants/simpleserver.service to </text:span></text:p>
      <text:p text:style-name="P3"><text:span text:style-name="Source_20_Text"><text:s/>/etc/systemd/system/simpleserver.service.</text:span></text:p>
      <text:p text:style-name="Text_20_body">Now, you can see how services add dependencies without having to keep on editing target unit files. A target can have a directory named <text:span text:style-name="Source_20_Text">&lt;target_name&gt;.target.wants</text:span>, which can contain links to services. This is exactly the same as adding the dependent unit to the <text:span text:style-name="Source_20_Text">[Wants]</text:span> list in the target. In this case, you will find that this link has been created:</text:p>
      <text:p text:style-name="Preformatted_20_Text"><text:span text:style-name="Source_20_Text">/etc/systemd/system/multi-user.target.wants/simpleserver.service -&gt;</text:span></text:p>
      <text:p text:style-name="P3"><text:span text:style-name="Source_20_Text"><text:s text:c="4"/>/etc/systemd/system/simpleserver.service </text:span></text:p>
      <text:p text:style-name="P44">If this is were an important service you might want to restart it if it failed. You can accomplish that by adding this flag to the <text:span text:style-name="Source_20_Text">[Service]</text:span> section:</text:p>
      <text:p text:style-name="P3"><text:span text:style-name="Source_20_Text">Restart=on-abort</text:span></text:p>
      <text:p text:style-name="P44">Other options for <text:span text:style-name="Source_20_Text">Restart</text:span> are <text:span text:style-name="Source_20_Text">on-success</text:span>, <text:span text:style-name="Source_20_Text">on-failure</text:span>, <text:span text:style-name="Source_20_Text">on-abnormal</text:span>, <text:span text:style-name="Source_20_Text">on-watchdog</text:span>, <text:span text:style-name="Source_20_Text">on-abort</text:span>, or <text:span text:style-name="Source_20_Text">always</text:span>.</text:p>
      <text:p text:style-name="P44"><text:span text:style-name="Source_20_Text">systemd</text:span> has a useful feature that distributes the watchdog between multiple services.</text:p>
      <text:p text:style-name="Text_20_body"><text:span text:style-name="Source_20_Text">systemd</text:span> can be configured to expect a regular <text:span text:style-name="Source_20_Text">keepalive</text:span> call from a service and take action if it is not received, creating a <text:span text:style-name="T5">per-service software watchdog.</text:span> For this to work, you have to add code <text:soft-page-break/>to the daemon to send the <text:span text:style-name="Source_20_Text">keepalive</text:span> messages. It needs to check for a non-zero value in the <text:span text:style-name="Source_20_Text">WATCHDOG_USEC</text:span> environment variable, and then call <text:span text:style-name="Source_20_Text">sd_notify(false, "WATCHDOG=1")</text:span> within this time (a period of half of the watchdog timeout is recommended). There are examples in the <text:span text:style-name="Source_20_Text">systemd</text:span> source code.</text:p>
      <text:p text:style-name="Text_20_body">To enable the watchdog in the service unit, add something like this to the <text:span text:style-name="Source_20_Text">[Service]</text:span> section:</text:p>
      <text:p text:style-name="Preformatted_20_Text"><text:span text:style-name="Source_20_Text">WatchdogSec=30s </text:span></text:p>
      <text:p text:style-name="Preformatted_20_Text"><text:span text:style-name="Source_20_Text">Restart=on-watchdog </text:span></text:p>
      <text:p text:style-name="Preformatted_20_Text"><text:span text:style-name="Source_20_Text">StartLimitInterval=5min </text:span></text:p>
      <text:p text:style-name="Preformatted_20_Text"><text:span text:style-name="Source_20_Text">StartLimitBurst=4 </text:span></text:p>
      <text:p text:style-name="P3"><text:span text:style-name="Source_20_Text">StartLimitAction=reboot-force </text:span></text:p>
      <text:p text:style-name="Text_20_body">In this example, the service expects <text:span text:style-name="Source_20_Text">keepalive</text:span> every 30 seconds. If it fails to be delivered, the service will be restarted, but if it is restarted more than four times in five minutes, systemd will force an immediate reboot. </text:p>
      <text:p text:style-name="P13">What if systemd itself fails, the kernel crashes, or the hardware locks up. In those cases, we need to tell <text:span text:style-name="Source_20_Text">systemd</text:span> to use the watchdog driver: just add <text:span text:style-name="Source_20_Text">RuntimeWatchdogSec=NN</text:span> to <text:span text:style-name="Source_20_Text">/etc/systemd/system.conf</text:span>. <text:span text:style-name="Source_20_Text">systemd</text:span> will reset the watchdog within that period, and so the system will reset if <text:span text:style-name="Source_20_Text">systemd</text:span> fails for some reason.</text:p>
      <text:p text:style-name="P13"/>
      <text:p text:style-name="P45">even with a minimal build of just the core components, <text:span text:style-name="Source_20_Text">systemd</text:span>, <text:span text:style-name="Source_20_Text">udevd</text:span>, and <text:span text:style-name="Source_20_Text">journald</text:span>, it is approaching 10 MiB of storage, including the shared libraries.</text:p>
      <text:p text:style-name="P45">In terms of reducing boot time, <text:span text:style-name="Source_20_Text">systemd</text:span> is faster than System V <text:span text:style-name="Source_20_Text">init</text:span> for a similar workload. However, if you are looking for a very fast boot, nothing can beat a simple BusyBox <text:span text:style-name="Source_20_Text">init</text:span> with minimal boot scripts.</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8T22:21:40.071072249</meta:creation-date>
    <meta:generator>LibreOffice/6.4.4.2$Linux_X86_64 LibreOffice_project/40$Build-2</meta:generator>
    <dc:date>2020-07-20T23:39:11.387229339</dc:date>
    <meta:editing-duration>PT6H42M11S</meta:editing-duration>
    <meta:editing-cycles>66</meta:editing-cycles>
    <meta:document-statistic meta:table-count="1" meta:image-count="0" meta:object-count="0" meta:page-count="13" meta:paragraph-count="274" meta:word-count="3705" meta:character-count="22977" meta:non-whitespace-character-count="19406"/>
  </office:meta>
</office:document-meta>
</file>